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259b1" officeooo:paragraph-rsid="000259b1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259b1" officeooo:paragraph-rsid="000259b1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3c23a" officeooo:paragraph-rsid="0003c23a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d660b" officeooo:paragraph-rsid="000d660b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c07c0" officeooo:paragraph-rsid="000c07c0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d3766" officeooo:paragraph-rsid="000d3766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dcb5f" officeooo:paragraph-rsid="000dcb5f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0c92b" officeooo:paragraph-rsid="0010c92b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838bf" officeooo:paragraph-rsid="001838bf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8e06a" officeooo:paragraph-rsid="0018e06a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2b083" officeooo:paragraph-rsid="0012b083" fo:background-color="#81d41a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1pt" style:text-underline-style="none" fo:font-weight="bold" officeooo:rsid="0012b083" officeooo:paragraph-rsid="0012b083" style:font-size-asian="9.60000038146973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1pt" style:text-underline-style="none" fo:font-weight="bold" officeooo:rsid="00154def" officeooo:paragraph-rsid="00154def" style:font-size-asian="9.60000038146973pt" style:font-weight-asian="bold" style:font-size-complex="11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1pt" style:text-underline-style="none" fo:font-weight="normal" officeooo:rsid="000259b1" officeooo:paragraph-rsid="000259b1" style:font-size-asian="9.60000038146973pt" style:font-weight-asian="normal" style:font-size-complex="11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3c23a" officeooo:paragraph-rsid="0003c23a" style:font-size-asian="9.60000038146973pt" style:font-weight-asian="normal" style:font-size-complex="11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1pt" style:text-underline-style="none" fo:font-weight="normal" officeooo:rsid="000c07c0" officeooo:paragraph-rsid="000c07c0" style:font-size-asian="9.60000038146973pt" style:font-weight-asian="normal" style:font-size-complex="11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1pt" style:text-underline-style="none" fo:font-weight="normal" officeooo:rsid="000dcb5f" officeooo:paragraph-rsid="000dcb5f" style:font-size-asian="9.60000038146973pt" style:font-weight-asian="normal" style:font-size-complex="11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1pt" style:text-underline-style="none" fo:font-weight="normal" officeooo:rsid="000fc290" officeooo:paragraph-rsid="000fc290" style:font-size-asian="9.60000038146973pt" style:font-weight-asian="normal" style:font-size-complex="11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1pt" style:text-underline-style="none" fo:font-weight="normal" officeooo:rsid="0010c92b" officeooo:paragraph-rsid="0010c92b" style:font-size-asian="9.60000038146973pt" style:font-weight-asian="normal" style:font-size-complex="11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font-size="11pt" style:text-underline-style="none" fo:font-weight="normal" officeooo:rsid="0014d558" officeooo:paragraph-rsid="0014d558" style:font-size-asian="9.60000038146973pt" style:font-weight-asian="normal" style:font-size-complex="11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51fe2" officeooo:paragraph-rsid="0007ace9" style:font-size-asian="9.60000038146973pt" style:font-weight-asian="normal" style:font-size-complex="11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51fe2" officeooo:paragraph-rsid="00051fe2" style:font-size-asian="9.60000038146973pt" style:font-weight-asian="normal" style:font-size-complex="11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aaace" officeooo:paragraph-rsid="000aaace" style:font-size-asian="9.60000038146973pt" style:font-weight-asian="normal" style:font-size-complex="11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b02a0" officeooo:paragraph-rsid="000b02a0" style:font-size-asian="9.60000038146973pt" style:font-weight-asian="normal" style:font-size-complex="11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d660b" officeooo:paragraph-rsid="000d660b" style:font-size-asian="9.60000038146973pt" style:font-weight-asian="normal" style:font-size-complex="11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7ace9" officeooo:paragraph-rsid="0007ace9" style:font-size-asian="9.60000038146973pt" style:font-weight-asian="normal" style:font-size-complex="11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7b72e" officeooo:paragraph-rsid="0008fbb1" style:font-size-asian="9.60000038146973pt" style:font-weight-asian="normal" style:font-size-complex="11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officeooo:rsid="0008fbb1" officeooo:paragraph-rsid="0008fbb1" style:font-size-asian="9.60000038146973pt" style:font-weight-asian="normal" style:font-size-complex="11pt" style:font-weight-complex="normal"/>
    </style:style>
    <style:style style:name="P29" style:family="paragraph" style:parent-style-name="Standard" style:list-style-name="L7">
      <style:paragraph-properties fo:text-align="start" style:justify-single-word="false"/>
      <style:text-properties fo:font-size="11pt" style:text-underline-style="none" fo:font-weight="normal" officeooo:rsid="001403ac" officeooo:paragraph-rsid="001403ac" style:font-size-asian="9.60000038146973pt" style:font-weight-asian="normal" style:font-size-complex="11pt" style:font-weight-complex="normal"/>
    </style:style>
    <style:style style:name="P30" style:family="paragraph" style:parent-style-name="Standard" style:list-style-name="L8">
      <style:paragraph-properties fo:text-align="start" style:justify-single-word="false"/>
      <style:text-properties fo:font-size="11pt" style:text-underline-style="none" fo:font-weight="normal" officeooo:rsid="0012b083" officeooo:paragraph-rsid="0012b083" style:font-size-asian="9.60000038146973pt" style:font-weight-asian="normal" style:font-size-complex="11pt" style:font-weight-complex="normal"/>
    </style:style>
    <style:style style:name="P31" style:family="paragraph" style:parent-style-name="Standard" style:list-style-name="L8">
      <style:paragraph-properties fo:text-align="start" style:justify-single-word="false"/>
      <style:text-properties fo:font-size="11pt" style:text-underline-style="none" fo:font-weight="normal" officeooo:rsid="00154def" officeooo:paragraph-rsid="00154def" style:font-size-asian="9.60000038146973pt" style:font-weight-asian="normal" style:font-size-complex="11pt" style:font-weight-complex="normal"/>
    </style:style>
    <style:style style:name="P32" style:family="paragraph" style:parent-style-name="Standard" style:list-style-name="L9">
      <style:paragraph-properties fo:text-align="start" style:justify-single-word="false"/>
      <style:text-properties fo:font-size="11pt" style:text-underline-style="none" fo:font-weight="normal" officeooo:rsid="00154def" officeooo:paragraph-rsid="00154def" style:font-size-asian="9.60000038146973pt" style:font-weight-asian="normal" style:font-size-complex="11pt" style:font-weight-complex="normal"/>
    </style:style>
    <style:style style:name="P33" style:family="paragraph" style:parent-style-name="Standard" style:list-style-name="L8">
      <style:paragraph-properties fo:text-align="start" style:justify-single-word="false"/>
      <style:text-properties fo:font-size="11pt" style:text-underline-style="none" fo:font-weight="normal" officeooo:rsid="001598db" officeooo:paragraph-rsid="001598db" style:font-size-asian="9.60000038146973pt" style:font-weight-asian="normal" style:font-size-complex="11pt" style:font-weight-complex="normal"/>
    </style:style>
    <style:style style:name="P34" style:family="paragraph" style:parent-style-name="Standard" style:list-style-name="L8">
      <style:paragraph-properties fo:text-align="start" style:justify-single-word="false"/>
      <style:text-properties fo:font-size="11pt" style:text-underline-style="none" fo:font-weight="normal" officeooo:rsid="0016b054" officeooo:paragraph-rsid="0016b054" style:font-size-asian="9.60000038146973pt" style:font-weight-asian="normal" style:font-size-complex="11pt" style:font-weight-complex="normal"/>
    </style:style>
    <style:style style:name="P35" style:family="paragraph" style:parent-style-name="Standard" style:list-style-name="L8">
      <style:paragraph-properties fo:text-align="start" style:justify-single-word="false"/>
      <style:text-properties fo:font-size="11pt" style:text-underline-style="none" fo:font-weight="normal" officeooo:rsid="0017cdb3" officeooo:paragraph-rsid="0017cdb3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1pt" style:text-underline-style="none" fo:font-weight="bold" officeooo:rsid="0012b083" officeooo:paragraph-rsid="0012b083" style:font-size-asian="9.60000038146973pt" style:font-weight-asian="bold" style:font-size-complex="11pt" style:font-weight-complex="bold"/>
    </style:style>
    <style:style style:name="P37" style:family="paragraph" style:parent-style-name="Standard" style:list-style-name="L2">
      <style:paragraph-properties fo:text-align="start" style:justify-single-word="false"/>
      <style:text-properties officeooo:rsid="0003c23a" officeooo:paragraph-rsid="0003c23a"/>
    </style:style>
    <style:style style:name="P38" style:family="paragraph" style:parent-style-name="Standard" style:list-style-name="L3">
      <style:paragraph-properties fo:text-align="start" style:justify-single-word="false"/>
      <style:text-properties officeooo:rsid="000c07c0" officeooo:paragraph-rsid="000c07c0"/>
    </style:style>
    <style:style style:name="P39" style:family="paragraph" style:parent-style-name="Standard" style:list-style-name="L2">
      <style:paragraph-properties fo:text-align="start" style:justify-single-word="false"/>
      <style:text-properties officeooo:rsid="00051fe2" officeooo:paragraph-rsid="00051fe2"/>
    </style:style>
    <style:style style:name="P40" style:family="paragraph" style:parent-style-name="Standard" style:list-style-name="L2">
      <style:paragraph-properties fo:text-align="start" style:justify-single-word="false"/>
      <style:text-properties officeooo:rsid="00051fe2" officeooo:paragraph-rsid="000aaace"/>
    </style:style>
    <style:style style:name="P41" style:family="paragraph" style:parent-style-name="Standard" style:list-style-name="L2">
      <style:paragraph-properties fo:text-align="start" style:justify-single-word="false"/>
      <style:text-properties officeooo:rsid="0007b72e" officeooo:paragraph-rsid="0007b72e"/>
    </style:style>
    <style:style style:name="T1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05ff42" style:font-size-asian="9.60000038146973pt" style:font-weight-asian="normal" style:font-size-complex="11pt" style:font-weight-complex="normal"/>
    </style:style>
    <style:style style:name="T3" style:family="text">
      <style:text-properties fo:font-size="11pt" style:text-underline-style="none" fo:font-weight="normal" officeooo:rsid="0008fbb1" style:font-size-asian="9.60000038146973pt" style:font-weight-asian="normal" style:font-size-complex="11pt" style:font-weight-complex="normal"/>
    </style:style>
    <style:style style:name="T4" style:family="text">
      <style:text-properties fo:font-size="11pt" style:text-underline-style="none" fo:font-weight="normal" officeooo:rsid="000aaace" style:font-size-asian="9.60000038146973pt" style:font-weight-asian="normal" style:font-size-complex="11pt" style:font-weight-complex="normal"/>
    </style:style>
    <style:style style:name="T5" style:family="text">
      <style:text-properties fo:font-size="11pt" style:text-underline-style="none" fo:font-weight="normal" officeooo:rsid="000dcb5f" style:font-size-asian="9.60000038146973pt" style:font-weight-asian="normal" style:font-size-complex="11pt" style:font-weight-complex="normal"/>
    </style:style>
    <style:style style:name="T6" style:family="text">
      <style:text-properties fo:font-size="11pt" style:text-underline-style="none" fo:font-weight="normal" officeooo:rsid="001c13dd" style:font-size-asian="9.60000038146973pt" style:font-weight-asian="normal" style:font-size-complex="11pt" style:font-weight-complex="normal"/>
    </style:style>
    <style:style style:name="T7" style:family="text">
      <style:text-properties officeooo:rsid="00154def"/>
    </style:style>
    <style:style style:name="T8" style:family="text">
      <style:text-properties officeooo:rsid="001a1e8c"/>
    </style:style>
    <style:style style:name="T9" style:family="text">
      <style:text-properties officeooo:rsid="001c13dd"/>
    </style:style>
    <style:style style:name="T10" style:family="text">
      <style:text-properties officeooo:rsid="001d8c4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odología de sistemas 1</text:p>
      <text:p text:style-name="P1">sistemas de control de asistencias</text:p>
      <text:p text:style-name="P1"/>
      <text:p text:style-name="P2">Limite → hasta que punto vamos a trabajar.</text:p>
      <text:p text:style-name="P2"/>
      <text:p text:style-name="P2">Acta – Resolución – Decreto</text:p>
      <text:p text:style-name="P2"/>
      <text:p text:style-name="P2">Alcance → Todo aquello que va a dejar el proyecto. (resultado de todo el proceso que va a resultar al final del proyecto)</text:p>
      <text:p text:style-name="P2"/>
      <text:p text:style-name="P2">Objetivo:</text:p>
      <text:list xml:id="list3372192083" text:style-name="L1">
        <text:list-item>
          <text:p text:style-name="P14"><text:s/>Específicos ()</text:p>
        </text:list-item>
        <text:list-item>
          <text:p text:style-name="P14"><text:s/>Generales</text:p>
        </text:list-item>
      </text:list>
      <text:p text:style-name="P2"/>
      <text:p text:style-name="P2">Sistema: Analizar el sistema. (conjunto de elementos relacionados entre si) en que sistema va a estar.</text:p>
      <text:p text:style-name="P2">meta-sistema (donde va a estar) va a estar en complejos educativos.</text:p>
      <text:p text:style-name="P2"/>
      <text:list xml:id="list4242814112" text:style-name="L2">
        <text:list-item>
          <text:p text:style-name="P15">Limite: Definir lo que no va a estar contemplado dentro del proyecto.</text:p>
        </text:list-item>
        <text:list-item>
          <text:p text:style-name="P37"><text:span text:style-name="T1">Alcance: Definir que va a abarcar el proyecto y que dejara como </text:span><text:span text:style-name="T2">como resultado al finalizar el proyecto.</text:span></text:p>
        </text:list-item>
        <text:list-item>
          <text:p text:style-name="P15">Objetivo del proyecto: generales – especifico</text:p>
        </text:list-item>
        <text:list-item>
          <text:p text:style-name="P15">Sistemas: sistema donde se implementaría el proyecto.</text:p>
        </text:list-item>
        <text:list-item>
          <text:p text:style-name="P15">Meta-sistema: sistema que esta por encima del sistema.</text:p>
        </text:list-item>
        <text:list-item>
          <text:p text:style-name="P15">Stakeholder: Interesados del proyecto.</text:p>
        </text:list-item>
      </text:list>
      <text:p text:style-name="P4"/>
      <text:p text:style-name="P3"/>
      <text:p text:style-name="P5">Entrevista</text:p>
      <text:list xml:id="list2717837475" text:style-name="L3">
        <text:list-item>
          <text:p text:style-name="P38"><text:span text:style-name="T1">3 personas </text:span><text:span text:style-name="T5">o +</text:span></text:p>
          <text:list>
            <text:list-item>
              <text:p text:style-name="P16">serie de preguntas</text:p>
            </text:list-item>
            <text:list-item>
              <text:p text:style-name="P16">conocer sobre el sistema o el meta-sistema</text:p>
            </text:list-item>
          </text:list>
        </text:list-item>
        <text:list-item>
          <text:p text:style-name="P16">abiertas: Explayar sobre una duda en especifico.</text:p>
        </text:list-item>
        <text:list-item>
          <text:p text:style-name="P16">Cerradas: Especificar y necesitar concreción.</text:p>
        </text:list-item>
        <text:list-item>
          <text:p text:style-name="P16">Escritas: poner limite en tiempo(Para el jueves, para el viernes, etc)</text:p>
        </text:list-item>
        <text:list-item>
          <text:p text:style-name="P16">orales: Grabar</text:p>
        </text:list-item>
      </text:list>
      <text:p text:style-name="P6">Usabilidad: Diseño, ui</text:p>
      <text:p text:style-name="P6">Promoción:</text:p>
      <text:p text:style-name="P6">Capacitación:</text:p>
      <text:p text:style-name="P7">Encuestas</text:p>
      <text:list xml:id="list3090485653" text:style-name="L4">
        <text:list-item>
          <text:p text:style-name="P17">Grupos 10 o +</text:p>
          <text:list>
            <text:list-item>
              <text:p text:style-name="P17">interes en el proyecto</text:p>
            </text:list-item>
          </text:list>
        </text:list-item>
        <text:list-item>
          <text:p text:style-name="P17">Análisis: porcentaje de aproximación de echos.</text:p>
        </text:list-item>
        <text:list-item>
          <text:p text:style-name="P18">Múltiple choice.</text:p>
        </text:list-item>
      </text:list>
      <text:p text:style-name="P8"><text:tab/>Observasion y experiencia</text:p>
      <text:list xml:id="list2243355901" text:style-name="L5">
        <text:list-item>
          <text:p text:style-name="P19">hablar con los que saben</text:p>
        </text:list-item>
      </text:list>
      <text:p text:style-name="P3"/>
      <text:p text:style-name="P3">-----------------------------------------------------------------------------------------------------------------------------------</text:p>
      <text:p text:style-name="P3"/>
      <text:list xml:id="list1473193195" text:style-name="L6">
        <text:list-item>
          <text:p text:style-name="P20">Usuario final: vedelia <text:span text:style-name="T10">y profesores</text:span>.</text:p>
        </text:list-item>
      </text:list>
      <text:list xml:id="list174558761752073" text:continue-list="list4242814112" text:style-name="L2">
        <text:list-item>
          <text:p text:style-name="P39"><text:span text:style-name="T1">Limite: </text:span><text:span text:style-name="T4">Se registra la asistencia hasta la visualización de los registros.</text:span></text:p>
        </text:list-item>
        <text:list-item>
          <text:p text:style-name="P21">Alcance:</text:p>
          <text:list>
            <text:list-item>
              <text:p text:style-name="P23">Se tomara asistencia desde un dispositivo móvil. Con un checkbox y aceptar por alumno.</text:p>
            </text:list-item>
            <text:list-item>
              <text:p text:style-name="P23">Registro de profesores como usuarios.</text:p>
            </text:list-item>
            <text:list-item>
              <text:p text:style-name="P24">Registro de materias con asignación de profesores.</text:p>
            </text:list-item>
            <text:list-item>
              <text:p text:style-name="P24">Registro de carreras con asignación de materias.</text:p>
            </text:list-item>
            <text:list-item>
              <text:p text:style-name="P24">Visualización de los registros.</text:p>
            </text:list-item>
            <text:list-item>
              <text:p text:style-name="P24">Calculo de los porcentajes de asistencia</text:p>
            </text:list-item>
            <text:list-item>
              <text:p text:style-name="P24"><text:soft-page-break/>Adjuntar justificativo de inasistencia.</text:p>
            </text:list-item>
            <text:list-item>
              <text:p text:style-name="P24">Parametro personalizado de asistencia</text:p>
            </text:list-item>
            <text:list-item>
              <text:p text:style-name="P25">Capacitación privada</text:p>
            </text:list-item>
            <text:list-item>
              <text:p text:style-name="P26">que va a abarcar:</text:p>
              <text:list>
                <text:list-item>
                  <text:p text:style-name="P41"><text:span text:style-name="T1">Objetivo con precisión</text:span><text:span text:style-name="T1">: </text:span><text:span text:style-name="T3">Aplicación móvil para tomar asistencia</text:span></text:p>
                </text:list-item>
                <text:list-item>
                  <text:p text:style-name="P41"><text:span text:style-name="T1">Plazos: </text:span><text:span text:style-name="T3">hasta la presentación final</text:span></text:p>
                </text:list-item>
                <text:list-item>
                  <text:p text:style-name="P27">Entregable del proyecto: </text:p>
                  <text:list>
                    <text:list-item>
                      <text:p text:style-name="P28">Producto nuevo</text:p>
                    </text:list-item>
                    <text:list-item>
                      <text:p text:style-name="P28"/>
                    </text:list-item>
                  </text:list>
                </text:list-item>
              </text:list>
            </text:list-item>
            <text:list-item>
              <text:p text:style-name="P26">Resultado: Aplicación móvil</text:p>
            </text:list-item>
          </text:list>
        </text:list-item>
        <text:list-item>
          <text:p text:style-name="P22">Objetivos:</text:p>
          <text:list>
            <text:list-item>
              <text:p text:style-name="P25">generales:</text:p>
            </text:list-item>
            <text:list-item>
              <text:p text:style-name="P25">Específicos</text:p>
            </text:list-item>
          </text:list>
        </text:list-item>
        <text:list-item>
          <text:p text:style-name="P22">Sistema:</text:p>
        </text:list-item>
        <text:list-item>
          <text:p text:style-name="P40"><text:span text:style-name="T1">Meta-sistema: </text:span><text:span text:style-name="T2">Nivel Universitario</text:span></text:p>
        </text:list-item>
        <text:list-item>
          <text:p text:style-name="P22">Stakeholder:</text:p>
        </text:list-item>
      </text:list>
      <text:p text:style-name="P3"/>
      <text:p text:style-name="P11">29-08-2022</text:p>
      <text:p text:style-name="P3"/>
      <text:p text:style-name="P10">Análisis de requerimiento</text:p>
      <text:p text:style-name="P10">etapa de desarrollo</text:p>
      <text:p text:style-name="P10">etapa de implementación</text:p>
      <text:p text:style-name="P9">Primero el diseño y después la factibilidad.</text:p>
      <text:p text:style-name="P12"/>
      <text:p text:style-name="P12">Preguntas</text:p>
      <text:p text:style-name="P12"/>
      <text:p text:style-name="P13">Entrevistados: Vedelia <text:span text:style-name="T9">(preguntas básicas que si o si se deben preguntar)</text:span></text:p>
      <text:list xml:id="list951197796" text:style-name="L7">
        <text:list-item>
          <text:p text:style-name="P29">¿Cual es el área?</text:p>
        </text:list-item>
        <text:list-item>
          <text:p text:style-name="P29">¿A que se dedica?</text:p>
        </text:list-item>
        <text:list-item>
          <text:p text:style-name="P29">¿Tiene relación con otras áreas?</text:p>
        </text:list-item>
        <text:list-item>
          <text:p text:style-name="P29">¿La información que maneja es compartida?</text:p>
        </text:list-item>
        <text:list-item>
          <text:p text:style-name="P29">¿Cual es el flujo de esa información?</text:p>
        </text:list-item>
      </text:list>
      <text:p text:style-name="P13"/>
      <text:p text:style-name="P13">Entrevistado: Vedelia</text:p>
      <text:list xml:id="list2120216496" text:style-name="L8">
        <text:list-item>
          <text:p text:style-name="P30">¿Cual es el proceso a la hora de tomar la asistencia?</text:p>
        </text:list-item>
        <text:list-item>
          <text:p text:style-name="P30">En el caso de una carrera ¿Cual es el camino? <text:span text:style-name="T7">En el día</text:span></text:p>
        </text:list-item>
        <text:list-item>
          <text:p text:style-name="P30">¿cual es el tiempo que demora que una persona aparezca ausente o presente?</text:p>
        </text:list-item>
        <text:list-item>
          <text:p text:style-name="P31">Dependiendo de que me conteste… ¿El proceso se hace en el día? ¿en la semana? ¿en el mes?</text:p>
        </text:list-item>
        <text:list-item>
          <text:p text:style-name="P30">¿Los resultados se cargan en el momento?</text:p>
        </text:list-item>
        <text:list-item>
          <text:p text:style-name="P30">¿Utilizan algún software en este momento?</text:p>
        </text:list-item>
        <text:list-item>
          <text:p text:style-name="P30">¿piensan que es factible que un profesor tome asistencia desde su teléfono?</text:p>
        </text:list-item>
        <text:list-item>
          <text:p text:style-name="P33">¿El porcentaje de asistencias como se maneja? ¿Cual es el proceso?</text:p>
        </text:list-item>
        <text:list-item>
          <text:p text:style-name="P33">En el caso de los certificados de trabajo, ¿Como se modifica el porcentaje de asistencia?</text:p>
        </text:list-item>
        <text:list-item>
          <text:p text:style-name="P33">En el caso de certificado de enfermedad, etc, ¿Como se justifica una falta?</text:p>
        </text:list-item>
        <text:list-item>
          <text:p text:style-name="P34">¿Cuanto demora el cargar todas las asistencias en el día?</text:p>
        </text:list-item>
        <text:list-item>
          <text:p text:style-name="P35">¿Cuantas personas son las encargadas <text:span text:style-name="T8">desde que se comienza a tomar asistencia hasta que queda plasmada en el alta</text:span>?</text:p>
        </text:list-item>
      </text:list>
      <text:p text:style-name="P2"/>
      <text:p text:style-name="P13">Entrevistado: Profesor <text:span text:style-name="T9">(Tal vez seria una encuesta para el profesor, ya que el el único trabajo del mismo es tomar asistencia)</text:span></text:p>
      <text:list xml:id="list4118445101" text:style-name="L9">
        <text:list-item>
          <text:p text:style-name="P32">¿Que piensa de que la asistencia la tomara el profesor?</text:p>
        </text:list-item>
        <text:list-item>
          <text:p text:style-name="P32">¿Que pensaría si tomara asistencia desde una aplicación en su celular?</text:p>
          <text:p text:style-name="P32"/>
        </text:list-item>
      </text:list>
      <text:p text:style-name="P2"><text:s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20:02:18.975967782</meta:creation-date>
    <meta:generator>LibreOffice/7.3.5.2$Linux_X86_64 LibreOffice_project/30$Build-2</meta:generator>
    <dc:date>2022-09-05T17:45:56.886528551</dc:date>
    <meta:editing-duration>PT3H12M59S</meta:editing-duration>
    <meta:editing-cycles>26</meta:editing-cycles>
    <meta:document-statistic meta:table-count="0" meta:image-count="0" meta:object-count="0" meta:page-count="2" meta:paragraph-count="90" meta:word-count="614" meta:character-count="3693" meta:non-whitespace-character-count="3223"/>
  </office:meta>
</office:document-meta>
</file>